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officeooo:rsid="001944a8" officeooo:paragraph-rsid="001944a8"/>
    </style:style>
    <style:style style:name="P4" style:family="paragraph" style:parent-style-name="Standard">
      <style:text-properties fo:language="en" fo:country="US" officeooo:rsid="001bb2e9" officeooo:paragraph-rsid="001bb2e9"/>
    </style:style>
    <style:style style:name="P5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6" style:family="paragraph" style:parent-style-name="Standard">
      <style:text-properties fo:language="en" fo:country="US" officeooo:rsid="001ccaad" officeooo:paragraph-rsid="001ccaad"/>
    </style:style>
    <style:style style:name="P7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officeooo:rsid="0022dc24" officeooo:paragraph-rsid="0022dc24"/>
    </style:style>
    <style:style style:name="P9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0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1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16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17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18" style:family="paragraph" style:parent-style-name="Standard" style:list-style-name="L2">
      <style:text-properties fo:language="en" fo:country="US" officeooo:rsid="001944a8" officeooo:paragraph-rsid="001944a8"/>
    </style:style>
    <style:style style:name="P19" style:family="paragraph" style:parent-style-name="Standard" style:list-style-name="L3">
      <style:text-properties fo:language="en" fo:country="US" officeooo:rsid="001944a8" officeooo:paragraph-rsid="001944a8"/>
    </style:style>
    <style:style style:name="P20" style:family="paragraph" style:parent-style-name="Standard" style:list-style-name="L3">
      <style:text-properties fo:language="en" fo:country="US" officeooo:rsid="001b42da" officeooo:paragraph-rsid="001b42da"/>
    </style:style>
    <style:style style:name="P21" style:family="paragraph" style:parent-style-name="Standard" style:list-style-name="L4">
      <style:text-properties fo:language="en" fo:country="US" officeooo:rsid="001bb2e9" officeooo:paragraph-rsid="001bb2e9"/>
    </style:style>
    <style:style style:name="P22" style:family="paragraph" style:parent-style-name="Standard" style:list-style-name="L5">
      <style:text-properties fo:language="en" fo:country="US" officeooo:rsid="001bb2e9" officeooo:paragraph-rsid="001bb2e9"/>
    </style:style>
    <style:style style:name="P23" style:family="paragraph" style:parent-style-name="Standard" style:list-style-name="L6">
      <style:text-properties fo:language="en" fo:country="US" officeooo:rsid="001bb2e9" officeooo:paragraph-rsid="001bb2e9"/>
    </style:style>
    <style:style style:name="P24" style:family="paragraph" style:parent-style-name="Standard" style:list-style-name="L4">
      <style:text-properties fo:language="en" fo:country="US" officeooo:rsid="001ccaad" officeooo:paragraph-rsid="001ccaad"/>
    </style:style>
    <style:style style:name="P25" style:family="paragraph" style:parent-style-name="Standard" style:list-style-name="L6">
      <style:text-properties fo:language="en" fo:country="US" officeooo:rsid="001ccaad" officeooo:paragraph-rsid="001ccaad"/>
    </style:style>
    <style:style style:name="P26" style:family="paragraph" style:parent-style-name="Standard" style:list-style-name="L7">
      <style:text-properties fo:language="en" fo:country="US" officeooo:rsid="001ccaad" officeooo:paragraph-rsid="001ccaad"/>
    </style:style>
    <style:style style:name="P27" style:family="paragraph" style:parent-style-name="Standard" style:list-style-name="L8">
      <style:text-properties fo:language="en" fo:country="US" officeooo:rsid="001ccaad" officeooo:paragraph-rsid="001ccaad"/>
    </style:style>
    <style:style style:name="P28" style:family="paragraph" style:parent-style-name="Standard">
      <style:text-properties fo:language="en" fo:country="US" officeooo:rsid="001ccaad" officeooo:paragraph-rsid="001ccaad"/>
    </style:style>
    <style:style style:name="P29" style:family="paragraph" style:parent-style-name="Standard" style:list-style-name="L6">
      <style:text-properties fo:language="en" fo:country="US" officeooo:rsid="002781ad" officeooo:paragraph-rsid="002781ad"/>
    </style:style>
    <style:style style:name="P30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3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32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dd55"/>
    </style:style>
    <style:style style:name="T6" style:family="text">
      <style:text-properties officeooo:rsid="0021d6ca"/>
    </style:style>
    <style:style style:name="T7" style:family="text">
      <style:text-properties officeooo:rsid="002781ad"/>
    </style:style>
    <style:style style:name="T8" style:family="text">
      <style:text-properties officeooo:rsid="0029f0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7"/>
      <text:p text:style-name="P7">User administration</text:p>
      <text:list xml:id="list1418784646588480654" text:style-name="L1">
        <text:list-item>
          <text:p text:style-name="P11">Only when user has administration rights</text:p>
        </text:list-item>
        <text:list-item>
          <text:p text:style-name="P11">Add user</text:p>
        </text:list-item>
        <text:list-item>
          <text:p text:style-name="P11">Add rights</text:p>
        </text:list-item>
        <text:list-item>
          <text:p text:style-name="P11">Edit user</text:p>
        </text:list-item>
        <text:list-item>
          <text:p text:style-name="P11">Delete user</text:p>
        </text:list-item>
        <text:list-item>
          <text:p text:style-name="P11">Delete <text:span text:style-name="T5">user </text:span>only when no route posted</text:p>
        </text:list-item>
        <text:list-item>
          <text:p text:style-name="P11">Log in</text:p>
        </text:list-item>
        <text:list-item>
          <text:p text:style-name="P11">Log out</text:p>
        </text:list-item>
        <text:list-item>
          <text:p text:style-name="P12">Validate form and display error message</text:p>
        </text:list-item>
      </text:list>
      <text:p text:style-name="P3"/>
      <text:p text:style-name="P3">Posting routes</text:p>
      <text:list xml:id="list7937288930138187506" text:style-name="L2">
        <text:list-item>
          <text:p text:style-name="P15"><text:span text:style-name="T3">Only w</text:span>hen has posting rights</text:p>
        </text:list-item>
        <text:list-item>
          <text:p text:style-name="P15">Add route</text:p>
        </text:list-item>
        <text:list-item>
          <text:p text:style-name="P15">Edit route</text:p>
        </text:list-item>
        <text:list-item>
          <text:p text:style-name="P15">upload new gpx file</text:p>
        </text:list-item>
        <text:list-item>
          <text:p text:style-name="P15">delete route</text:p>
        </text:list-item>
        <text:list-item>
          <text:p text:style-name="P15">display list of uploaded hiking routes</text:p>
        </text:list-item>
        <text:list-item>
          <text:p text:style-name="P13">Validate form and display error message</text:p>
        </text:list-item>
        <text:list-item>
          <text:p text:style-name="P14">Name of start location by nomatim service from osm</text:p>
        </text:list-item>
      </text:list>
      <text:p text:style-name="P9"/>
      <text:list xml:id="list221120474097169" text:continue-numbering="true" text:style-name="L2">
        <text:list-header>
          <text:p text:style-name="P18"/>
        </text:list-header>
      </text:list>
      <text:p text:style-name="P3">Display route</text:p>
      <text:list xml:id="list7233985091625010773" text:style-name="L3">
        <text:list-item>
          <text:p text:style-name="P19">Display list of all uploaded routes </text:p>
        </text:list-item>
        <text:list-item>
          <text:p text:style-name="P20">Display route</text:p>
          <text:list>
            <text:list-item>
              <text:p text:style-name="P16">Edit controls when allowed to edit (owner of administrator)</text:p>
            </text:list-item>
            <text:list-item>
              <text:p text:style-name="P16">Title</text:p>
            </text:list-item>
            <text:list-item>
              <text:p text:style-name="P20"><text:span text:style-name="T4">Map</text:span> </text:p>
            </text:list-item>
            <text:list-item>
              <text:p text:style-name="P17">User <text:span text:style-name="T5">name </text:span></text:p>
            </text:list-item>
            <text:list-item>
              <text:p text:style-name="P17">upload date</text:p>
            </text:list-item>
          </text:list>
        </text:list-item>
      </text:list>
      <text:p text:style-name="P3"/>
      <text:p text:style-name="P4">Cleanup:</text:p>
      <text:list xml:id="list2321756684443516960" text:style-name="L4">
        <text:list-item>
          <text:p text:style-name="P21">Cleaning default generated Laveral code</text:p>
          <text:list>
            <text:list-item>
              <text:p text:style-name="P21">Register page</text:p>
            </text:list-item>
            <text:list-item>
              <text:p text:style-name="P21">Password forgot</text:p>
            </text:list-item>
          </text:list>
        </text:list-item>
        <text:list-item>
          <text:p text:style-name="P24">Improve layout</text:p>
        </text:list-item>
      </text:list>
      <text:p text:style-name="P3"/>
      <text:p text:style-name="P10"/>
      <text:p text:style-name="P2">Version 0.02 - <text:s/>Make it usable</text:p>
      <text:p text:style-name="P5">Date: 08-03-2017</text:p>
      <text:p text:style-name="P4"/>
      <text:p text:style-name="P4">User administration</text:p>
      <text:list xml:id="list5625535676866323117" text:style-name="L5">
        <text:list-item>
          <text:p text:style-name="P22">Nick name</text:p>
        </text:list-item>
        <text:list-item>
          <text:p text:style-name="P22">Edit profile</text:p>
        </text:list-item>
        <text:list-item>
          <text:p text:style-name="P22">Disable user (only administrator)</text:p>
        </text:list-item>
      </text:list>
      <text:p text:style-name="P8"/>
      <text:p text:style-name="P4"/>
      <text:p text:style-name="P4"><text:span text:style-name="T6">R</text:span>outes</text:p>
      <text:list xml:id="list7845495860668091501" text:style-name="L6">
        <text:list-item>
          <text:p text:style-name="P23">Publish flag</text:p>
        </text:list-item>
        <text:list-item>
          <text:p text:style-name="P23">Uploading: First upload gpx and the edit details</text:p>
        </text:list-item>
        <text:list-item>
          <text:p text:style-name="P25">Detailed route description</text:p>
        </text:list-item>
        <text:list-item>
          <text:p text:style-name="P25">upload photo’s</text:p>
        </text:list-item>
        <text:list-item>
          <text:p text:style-name="P25">Calculate distance</text:p>
        </text:list-item>
        <text:list-item>
          <text:p text:style-name="P25">Store route details in table</text:p>
        </text:list-item>
        <text:list-item>
          <text:p text:style-name="P25">Getting/<text:span text:style-name="T8">s</text:span>tor<text:span text:style-name="T8">ing</text:span> route recording time</text:p>
        </text:list-item>
        <text:list-item>
          <text:p text:style-name="P29">Paging of routes</text:p>
        </text:list-item>
        <text:list-item>
          <text:p text:style-name="P29">Store osm-nomatim location data in separate table=&gt;user can’t modify this data. Is used for searching </text:p>
          <text:p text:style-name="P23"/>
        </text:list-item>
      </text:list>
      <text:p text:style-name="P6">Display routes</text:p>
      <text:p text:style-name="P6"/>
      <text:list xml:id="list5262789899327299621" text:style-name="L7">
        <text:list-item>
          <text:p text:style-name="P26">Search route<text:span text:style-name="T7">s</text:span></text:p>
        </text:list-item>
        <text:list-item>
          <text:p text:style-name="P26">Near <text:s/>route<text:span text:style-name="T7">s</text:span></text:p>
        </text:list-item>
      </text:list>
      <text:p text:style-name="P6"/>
      <text:p text:style-name="P6">Others:</text:p>
      <text:list xml:id="list4960615098006150991" text:style-name="L8">
        <text:list-item>
          <text:p text:style-name="P27">Figure out how to install</text:p>
        </text:list-item>
        <text:list-item>
          <text:p text:style-name="P27">Unit /auto testing</text:p>
        </text:list-item>
      </text:list>
      <text:p text:style-name="P6"/>
      <text:p text:style-name="P30">Version 0.03 – Add missing must haves</text:p>
      <text:p text:style-name="P31"><text:span text:style-name="T2">Date:</text:span> 01-05-2017</text:p>
      <text:p text:style-name="P31"/>
      <text:list xml:id="list5009940091483156274" text:style-name="L9">
        <text:list-item>
          <text:p text:style-name="P32">kml files</text:p>
        </text:list-item>
        <text:list-item>
          <text:p text:style-name="P32">Optional disable registration</text:p>
        </text:list-item>
        <text:list-item>
          <text:p text:style-name="P32">Optional hide login</text:p>
        </text:list-item>
        <text:list-item>
          <text:p text:style-name="P32">Download gpx</text:p>
        </text:list-item>
        <text:list-item>
          <text:p text:style-name="P32">User profile</text:p>
        </text:list-item>
        <text:list-item>
          <text:p text:style-name="P32">Email confirmation on registr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16T22:11:13.401362238</dc:date>
    <meta:editing-duration>PT5H36M16S</meta:editing-duration>
    <meta:editing-cycles>15</meta:editing-cycles>
    <meta:generator>LibreOffice/5.2.3.3$Linux_X86_64 LibreOffice_project/20m0$Build-3</meta:generator>
    <meta:document-statistic meta:table-count="0" meta:image-count="0" meta:object-count="0" meta:page-count="2" meta:paragraph-count="66" meta:word-count="268" meta:character-count="1423" meta:non-whitespace-character-count="1262"/>
  </office:meta>
</office:document-meta>
</file>